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cm" fo:margin-right="0cm" fo:text-align="center" style:justify-single-word="false" fo:text-indent="0cm" style:auto-text-indent="false"/>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cm" fo:margin-right="0cm" fo:text-align="justify" style:justify-single-word="false" fo:text-indent="0cm"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loext:contextual-spacing="false" fo:margin-top="0cm" fo:margin-bottom="0.212cm" fo:text-align="justify" style:justify-single-word="false"/>
      <style:text-properties fo:language="en" fo:country="US"/>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3" style:family="paragraph" style:parent-style-name="Heading_20_3">
      <style:text-properties fo:language="ru" fo:country="RU"/>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1">
      <style:paragraph-properties fo:margin-left="0cm" fo:margin-right="0cm" fo:text-align="center" style:justify-single-word="false" fo:text-indent="0.499cm"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style:style>
    <style:style style:name="T60" style:family="text">
      <style:text-properties fo:font-weight="normal" fo:background-color="transparent" style:font-weight-asian="normal" style:font-weight-complex="normal" loext:char-shading-value="0"/>
    </style:style>
    <style:style style:name="T61" style:family="text">
      <style:text-properties style:text-line-through-style="solid"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Последний фанфик</text:h>
      <text:p text:style-name="P53"/>
      <text:h text:style-name="P154"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oft-page-break/><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8"><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4" text:outline-level="2">3. Норф</text:h>
      <text:p text:style-name="P81"/>
      <text:p text:style-name="P22">Глава IV. Пределы магии</text:p>
      <text:p text:style-name="P19"/>
      <text:p text:style-name="P22"><text:soft-page-break/>Вашему покорному слуге известны четыре предела магии: </text:p>
      <text:p text:style-name="P22"/>
      <text:list xml:id="list6806542059575556034" text:style-name="L1">
        <text:list-item>
          <text:p text:style-name="P15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text:soft-page-break/></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0">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4"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2">любви</text:span> начинаешь понимать только тогда, когда <text:span text:style-name="T62">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4" text:outline-level="2">8. Стыд</text:h>
      <text:p text:style-name="P141"/>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2">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2">Аликорница</text:span> и так выглядела неважно.</text:p>
      <text:p text:style-name="P36"><text:soft-page-break/></text:p>
      <text:p text:style-name="P36">Поза <text:span text:style-name="T62">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2">и </text:span>у грифонов, <text:span text:style-name="T62">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2">М</text:span>еняет <text:span text:style-name="T62">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2">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1">302 пони</text:span><text:span text:style-name="T24">.</text:span></text:p>
      <text:p text:style-name="P51"><text:span text:style-name="T61">250 пони</text:span><text:span text:style-name="T24">.</text:span></text:p>
      <text:p text:style-name="P51"><text:span text:style-name="T61">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3">так её </text:span><text:span text:style-name="T3">разэтак</text:span><text:span text:style-name="T63">,</text:span><text:span text:style-name="T20"> магия!</text:span></text:p>
      <text:p text:style-name="P150"/>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1">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1">302 пони</text:span><text:span text:style-name="T24">.</text:span></text:p>
      <text:p text:style-name="P51"><text:span text:style-name="T61">250 пони</text:span><text:span text:style-name="T24">.</text:span></text:p>
      <text:p text:style-name="P51"><text:span text:style-name="T61">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2"> мне</text:span> удалось замазать самые большие щели. За тестовый<text:span text:style-name="T62"> </text:span>получасовый заплыв<text:span text:style-name="T62">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2">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но <text:span text:style-name="T62">любили друг друга! И у них </text:span>был<text:span text:style-name="T62"> </text:span>офигенный <text:span text:style-name="T62">секс! </text:span>И это было офигенно круто!<text:span text:style-name="T62">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2">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2">, что кот бессмертен. Также допустим, что кот з</text:span>аколдован<text:span text:style-name="T62"> </text:span>отложенным <text:span text:style-name="T62">заклятие</text:span>м<text:span text:style-name="T62"> Абсолютного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text:span><text:span text:style-name="T11">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53"><text:span text:style-name="T11">– </text:span><text:span text:style-name="T11">ПРИМАТ, ТЫ СИЛЬНО ПОЖАЛЕЕШЬ, ЕСЛИ РЕШИШЬ ДОВЕРШИТЬ ЗАДУМАННОЕ! МЫ НОЧНАЯ ГЛАВА ДИАРХИИ И НЕ ДОПУСТИМ ПОПРАНИЯ </text:span><text:span text:style-name="T11">КОРОЛЕВСКОГО </text:span><text:span text:style-name="T11">ВЕЛИЧИ-И-И-И-БУ-У-</text:span><text:span text:style-name="T11">У-</text:span><text:span text:style-name="T11">УП!!!</text:span></text:p>
      <text:p text:style-name="P39"/>
      <text:p text:style-name="P53"><text:soft-page-break/><text:span text:style-name="T11">Моя ладонь сжала проезжающий мимо нос </text:span><text:span text:style-name="T11">Луны</text:span><text:span text:style-name="T11">. </text:span><text:span text:style-name="T11">Г</text:span><text:span text:style-name="T11">невная тирада </text:span><text:span text:style-name="T11">ночной аликорницы </text:span><text:span text:style-name="T11">завершилась </text:span><text:span text:style-name="T11">трубным рёвом.</text:span></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text:span><text:span text:style-name="T11">после знакомства с Пинки и маковским сидром</text:span><text:span text:style-name="T11">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text:span><text:span text:style-name="T11">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text:span text:style-name="T11">В</text:span><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был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48"><text:span text:style-name="T59">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span></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5" text:outline-level="2"><text:soft-page-break/><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text:soft-page-break/>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text:soft-page-break/>–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text:soft-page-break/>–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text:soft-page-break/>–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text:soft-page-break/></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text:soft-page-break/>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soft-page-break/>…</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text:soft-page-break/>–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text:soft-page-break/></text:p>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text:soft-page-break/>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text:soft-page-break/>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text:soft-page-break/>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soft-page-break/>…</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text:soft-page-break/>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text:soft-page-break/>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text:soft-page-break/>–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text:soft-page-break/>–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text:soft-page-break/>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text:soft-page-break/>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text:soft-page-break/>–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отремонтирова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text:soft-page-break/>–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soft-page-break/>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text:soft-page-break/>–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text:soft-page-break/>–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text:soft-page-break/>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2">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text:soft-page-break/>Мы с Элементами <text:span text:style-name="T62">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text:soft-page-break/>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3">Я принимаю вертикальное положение. Вокруг меня осыпавшиеся замшелые стены без крыши и… Дэш.</text:p>
      <text:p text:style-name="P53"><text:soft-page-break/>–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2">А ч</text:span>то случилось с кракеном?</text:p>
      <text:p text:style-name="P53">– Он провалился в <text:span text:style-name="T62">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text:soft-page-break/>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oft-page-break/><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text:soft-page-break/>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3"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text:soft-page-break/>–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text:span><text:span text:style-name="T1">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oft-page-break/><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text:soft-page-break/>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3"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oft-page-break/><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soft-page-break/>…</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text:soft-page-break/>–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text:soft-page-break/>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text:soft-page-break/>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text:soft-page-break/></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text:soft-page-break/>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text:soft-page-break/>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text:soft-page-break/>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text:soft-page-break/>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text:soft-page-break/>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4" text:outline-level="2">2<text:span text:style-name="T1">9</text:span>. Отбытие</text:h>
      <text:p text:style-name="P116"/>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text:soft-page-break/>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text:soft-page-break/>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text:soft-page-break/>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2">А если не </text:span>выдержит<text:span text:style-name="T62">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text:soft-page-break/></text:p>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text:soft-page-break/></text:p>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text:soft-page-break/></text:p>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text:soft-page-break/>–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text:soft-page-break/>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text:soft-page-break/>–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text:soft-page-break/>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oft-page-break/><text:span text:style-name="T51">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text:soft-page-break/></text:p>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soft-page-break/>~~~</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5">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text:soft-page-break/></text:p>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text:span><text:span text:style-name="T1">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oft-page-break/><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4"/>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text:soft-page-break/></text:p>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7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1-21T19:13:48.29</dc:date>
    <meta:editing-duration>P160DT21H6M6S</meta:editing-duration>
    <meta:editing-cycles>10312</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72" meta:paragraph-count="4993" meta:word-count="109266" meta:character-count="694712"/>
  </office:meta>
</office:document-meta>
</file>